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RODRIGUEZ VILLAVICENCIO, JAVIER ELIAS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MUSCOVY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RODRIGUEZ VILLAVICENCIO, JAVIER ELIA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26:0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